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T Serif" svg:font-family="'PT Serif'" style:font-adornments="Regular" style:font-family-generic="roman" style:font-pitch="variable"/>
    <style:font-face style:name="Arial"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21694"/>
    </style:style>
    <style:style style:name="P2" style:family="paragraph" style:parent-style-name="Text_20_body" style:list-style-name="L1"/>
    <style:style style:name="P3" style:family="paragraph" style:parent-style-name="Text_20_body" style:list-style-name="L2">
      <style:text-properties officeooo:rsid="0010a44b" officeooo:paragraph-rsid="0010a44b"/>
    </style:style>
    <style:style style:name="T1"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le</text:p>
      <text:p text:style-name="Subtitle">Subtitle</text:p>
      <text:h text:style-name="Heading_20_1" text:outline-level="1">Heading 1</text:h>
      <text:p text:style-name="Text_20_body">Lorem ipsum dolor sit amet, consectetur adipiscing elit. Proin sagittis, dolor nec iaculis vehicula, augue ante fringilla sem, ut hendrerit ex metus in dolor. Aenean nec nunc at turpis fringilla suscipit nec vel magna. Nam condimentum euismod fringilla. Nunc sit amet molestie tellus. Nunc pharetra lorem vitae purus imperdiet porta. Aliquam feugiat vestibulum metus, vel dictum purus elementum vel. Fusce efficitur neque nec velit eleifend vulputate. Etiam nec porttitor quam.</text:p>
      <text:p text:style-name="P1">Phasellus vulputate sodales velit a ornare. Praesent rutrum luctus massa, a vehicula massa efficitur vel. Morbi feugiat et tortor nec malesuada. Duis erat ante, fermentum quis faucibus ac, congue pellentesque mauris. Ut luctus, orci sit amet semper posuere, elit erat aliquet purus, ut finibus mauris sapien eget augue. Phasellus nec eros dui. </text:p>
      <text:h text:style-name="Heading_20_2" text:outline-level="2">Heading 2</text:h>
      <text:p text:style-name="Text_20_body"><text:span text:style-name="T1">Nam ullamcorper tincidunt eros, ut mollis dolor congue eu. Suspendisse sit </text:span>amet neque rutrum, euismod odio vel, bibendum eros. Proin volutpat non sem vehicula eleifend. Nunc augue dui, imperdiet a neque facilisis, molestie ullamcorper ipsum. Nulla porta mauris sit amet ex venenatis congue. Ut quis volutpat massa. Phasellus nunc velit, pretium accumsan odio quis, dictum feugiat massa. Suspendisse placerat sollicitudin purus, sed molestie nibh lacinia nec. Pellentesque id sapien a sapien commodo aliquam at ut tellus. Etiam ac sapien sit amet sapien auctor varius. Proin viverra vulputate dolor vitae rhoncus. Sed arcu neque, suscipit vel velit non, placerat aliquet justo. Nulla nec hendrerit ligula. Mauris ac euismod sem, efficitur varius elit. Cum sociis natoque penatibus et magnis dis parturient montes, nascetur ridiculus <text:soft-page-break/>mus. Sed non lacinia felis. </text:p>
      <text:p text:style-name="Text_20_body">Curabitur diam tortor, feugiat eu magna id, ultrices varius nunc. Proin sed felis finibus, gravida justo sed, molestie magna. Donec nec magna vulputate, tempus nunc ac, pharetra dui. Phasellus congue elit sed orci lacinia, eu ultricies risus commodo. Vivamus eleifend arcu ullamcorper, condimentum velit ut, consequat nibh. Nullam fermentum dignissim risus, in molestie elit luctus quis. In sagittis sollicitudin nisi, id lacinia odio semper laoreet. Nunc eget massa lacus. Aliquam maximus sem congue ex venenatis imperdiet. Maecenas arcu ligula, dignissim id urna sit amet, fringilla vestibulum arcu. Curabitur vehicula sem a tempor pharetra. Nullam eget odio sed erat consectetur ultricies vitae eu magna. Vestibulum sagittis maximus mauris, nec rhoncus dolor sagittis dapibus. In in enim ac ex ornare porta. Mauris eleifend, velit sed placerat vestibulum, mi ante bibendum orci, quis consectetur ligula nisl nec elit. </text:p>
      <text:h text:style-name="Heading_20_3" text:outline-level="3">Heading 3</text:h>
      <text:list xml:id="list1211303816033771116" text:style-name="L1">
        <text:list-item>
          <text:p text:style-name="P2">Element 1</text:p>
        </text:list-item>
        <text:list-item>
          <text:p text:style-name="P2">Element 2</text:p>
        </text:list-item>
        <text:list-item>
          <text:p text:style-name="P2">Element 3</text:p>
        </text:list-item>
      </text:list>
      <text:h text:style-name="Heading_20_4" text:outline-level="4">Heading 4</text:h>
      <text:list xml:id="list8728015622360496129" text:style-name="L2">
        <text:list-item>
          <text:p text:style-name="P3">Element 1</text:p>
        </text:list-item>
        <text:list-item>
          <text:p text:style-name="P3">Element 2</text:p>
        </text:list-item>
        <text:list-item>
          <text:p text:style-name="P3">Element 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T Serif" svg:font-family="'PT Serif'" style:font-adornments="Regular" style:font-family-generic="roman" style:font-pitch="variable"/>
    <style:font-face style:name="Arial"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line-height="150%" fo:keep-with-next="always"/>
      <style:text-properties style:font-name="Arial" fo:font-family="Arial"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text-properties style:font-name="PT Serif" fo:font-family="'PT Serif'" style:font-style-name="Regular" style:font-family-generic="roman" style:font-pitch="variable" fo:font-size="12pt"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line-height="100%" fo:text-align="center" style:justify-single-word="false"/>
      <style:text-properties fo:font-size="32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graphic-properties draw:fill-image-width="0cm" draw:fill-image-height="0cm"/>
      <style:paragraph-properties fo:margin-top="0.106cm" fo:margin-bottom="0.212cm" loext:contextual-spacing="false" fo:line-height="100%" fo:text-align="center" style:justify-single-word="false" style:page-number="auto" style:shadow="none">
        <style:tab-stops/>
      </style:paragraph-properties>
      <style:text-properties fo:color="#666666" fo:font-size="24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ext-properties fo:color="#3465a4" style:font-name="Arial" fo:font-family="Arial" style:font-style-name="Normal" style:font-family-generic="swiss" style:font-pitch="variable" fo:font-size="180%" fo:text-shadow="none"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990000" fo:font-size="15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333333" fo:font-size="140%"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666666" fo:font-size="120%" fo:font-style="normal" fo:font-weight="normal"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9:13:13.495000000</meta:creation-date>
    <dc:date>2015-06-08T23:02:04.591000000</dc:date>
    <meta:editing-duration>PT47M30S</meta:editing-duration>
    <meta:editing-cycles>8</meta:editing-cycles>
    <meta:generator>LibreOffice/4.4.3.2$Windows_x86 LibreOffice_project/88805f81e9fe61362df02b9941de8e38a9b5fd16</meta:generator>
    <meta:document-statistic meta:table-count="0" meta:image-count="0" meta:object-count="0" meta:page-count="2" meta:paragraph-count="16" meta:word-count="412" meta:character-count="2714" meta:non-whitespace-character-count="2321"/>
  </office:meta>
</office:document-meta>
</file>